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33863" officeooo:paragraph-rsid="00033863"/>
    </style:style>
    <style:style style:name="P2" style:family="paragraph" style:parent-style-name="Standard">
      <style:text-properties style:text-underline-style="none" officeooo:rsid="00033863" officeooo:paragraph-rsid="00033863"/>
    </style:style>
    <style:style style:name="P3" style:family="paragraph" style:parent-style-name="Standard">
      <style:text-properties style:text-underline-style="none" officeooo:rsid="00046e43" officeooo:paragraph-rsid="00046e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Défauts:</text:p>
      <text:p text:style-name="P2">Incontrolable à la pleine lune</text:p>
      <text:p text:style-name="P2">Colérique / irritable</text:p>
      <text:p text:style-name="P2">Pue</text:p>
      <text:p text:style-name="P2">Les gens lui font jamais confiance</text:p>
      <text:p text:style-name="P3">Urine n'importe où (marque son territoire)</text:p>
      <text:p text:style-name="P3">Peur du fe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S</meta:editing-duration>
    <meta:editing-cycles>4</meta:editing-cycles>
    <meta:generator>LibreOffice/5.3.6.1$Windows_x86 LibreOffice_project/686f202eff87ef707079aeb7f485847613344eb7</meta:generator>
    <dc:date>2018-03-06T21:25:38.517000000</dc:date>
    <meta:document-statistic meta:table-count="0" meta:image-count="0" meta:object-count="0" meta:page-count="1" meta:paragraph-count="7" meta:word-count="25" meta:character-count="149" meta:non-whitespace-character-count="131"/>
    <meta:user-defined meta:name="Info 1"/>
    <meta:user-defined meta:name="Info 2"/>
    <meta:user-defined meta:name="Info 3"/>
    <meta:user-defined meta:name="Info 4"/>
  </office:meta>
</office:document-meta>
</file>